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</table:table-row>
        <table:table-row table:style-name="ro1">
          <table:table-cell office:value-type="string" calcext:value-type="string">
            <text:p>Pre-study</text:p>
          </table:table-cell>
          <table:table-cell office:value-type="string" calcext:value-type="string">
            <text:p>Find relevant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 theor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imit study from theo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 introduction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 backgroun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 theory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method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plementations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Week 19</text:p>
          </table:table-cell>
          <table:table-cell office:value-type="string" calcext:value-type="string">
            <text:p>Week 20</text:p>
          </table:table-cell>
        </table:table-row>
        <table:table-row table:style-name="ro1">
          <table:table-cell office:value-type="string" calcext:value-type="string">
            <text:p>Mid-thesis revie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ation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y of results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 results and conclusions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of read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rite reflection document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isk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es not get time at NSC to do tes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ch time spent on debugg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 planning is incorrect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derestimate the complexity of the probl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t enough literature about the subj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one to get help from if I get stuc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00-00-00</text:date>, <text:time style:data-style-name="N2" text:time-value="15:41:33.60678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1:47:09.878775658</meta:creation-date>
    <dc:date>2016-01-18T15:42:05.929492523</dc:date>
    <meta:editing-duration>PT20M55S</meta:editing-duration>
    <meta:editing-cycles>4</meta:editing-cycles>
    <meta:generator>LibreOffice/4.2.8.2$Linux_X86_64 LibreOffice_project/420m0$Build-2</meta:generator>
    <meta:document-statistic meta:table-count="1" meta:cell-count="79" meta:object-count="0"/>
  </office:meta>
</office:document-meta>
</file>